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9a9c"/>
    </style:style>
    <style:style style:name="P2" style:family="paragraph" style:parent-style-name="Standard">
      <style:paragraph-properties fo:text-align="center" style:justify-single-word="false"/>
      <style:text-properties officeooo:rsid="0010f6e9" officeooo:paragraph-rsid="0010f6e9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0f6e9" officeooo:paragraph-rsid="0010f6e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fo:font-size="12pt" style:text-underline-style="solid" style:text-underline-width="auto" style:text-underline-color="font-color" fo:font-weight="bold" officeooo:rsid="0010f6e9" officeooo:paragraph-rsid="0010f6e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fo:font-weight="bold" officeooo:rsid="0014c53c" officeooo:paragraph-rsid="0014c53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0f6e9" officeooo:paragraph-rsid="0010f6e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4c53c" officeooo:paragraph-rsid="0014c53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48952" officeooo:paragraph-rsid="0014895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0f6e9" officeooo:paragraph-rsid="0010f6e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129a9c" officeooo:paragraph-rsid="00129a9c"/>
    </style:style>
    <style:style style:name="P11" style:family="paragraph" style:parent-style-name="Standard">
      <style:paragraph-properties fo:text-align="center" style:justify-single-word="false"/>
      <style:text-properties officeooo:rsid="00148952" officeooo:paragraph-rsid="00148952"/>
    </style:style>
    <style:style style:name="P12" style:family="paragraph" style:parent-style-name="Standard">
      <style:paragraph-properties fo:text-align="center" style:justify-single-word="false"/>
      <style:text-properties officeooo:rsid="0014c53c" officeooo:paragraph-rsid="0014c53c"/>
    </style:style>
    <style:style style:name="P13" style:family="paragraph" style:parent-style-name="Standard">
      <style:paragraph-properties fo:text-align="center" style:justify-single-word="false"/>
      <style:text-properties fo:color="#ff0000" fo:font-weight="bold" officeooo:rsid="0014c53c" officeooo:paragraph-rsid="0014c53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00" fo:font-weight="bold" officeooo:rsid="00148952" officeooo:paragraph-rsid="0014895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93710" officeooo:paragraph-rsid="0019371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129a9c"/>
    </style:style>
    <style:style style:name="P17" style:family="paragraph" style:parent-style-name="Standard">
      <style:paragraph-properties fo:text-align="center" style:justify-single-word="false"/>
      <style:text-properties officeooo:paragraph-rsid="00148952"/>
    </style:style>
    <style:style style:name="P18" style:family="paragraph" style:parent-style-name="Standard">
      <style:paragraph-properties fo:text-align="center" style:justify-single-word="false"/>
      <style:text-properties officeooo:paragraph-rsid="0014c53c"/>
    </style:style>
    <style:style style:name="P19" style:family="paragraph" style:parent-style-name="Standard">
      <style:paragraph-properties fo:text-align="center" style:justify-single-word="false"/>
      <style:text-properties officeooo:rsid="00196962" officeooo:paragraph-rsid="00196962"/>
    </style:style>
    <style:style style:name="P20" style:family="paragraph" style:parent-style-name="Standard">
      <style:paragraph-properties fo:text-align="center" style:justify-single-word="false"/>
      <style:text-properties officeooo:rsid="0019b48c" officeooo:paragraph-rsid="0019b48c"/>
    </style:style>
    <style:style style:name="T1" style:family="text">
      <style:text-properties style:text-underline-style="solid" style:text-underline-width="auto" style:text-underline-color="font-color" officeooo:rsid="0017729e"/>
    </style:style>
    <style:style style:name="T2" style:family="text">
      <style:text-properties officeooo:rsid="00129a9c"/>
    </style:style>
    <style:style style:name="T3" style:family="text">
      <style:text-properties officeooo:rsid="00148952"/>
    </style:style>
    <style:style style:name="T4" style:family="text">
      <style:text-properties fo:color="#2a6099" style:text-underline-style="solid" style:text-underline-width="auto" style:text-underline-color="font-color" fo:font-weight="bold" officeooo:rsid="00129a9c" style:font-weight-asian="bold" style:font-weight-complex="bold"/>
    </style:style>
    <style:style style:name="T5" style:family="text">
      <style:text-properties fo:color="#2a6099" style:text-underline-style="solid" style:text-underline-width="auto" style:text-underline-color="font-color" fo:font-weight="bold" officeooo:rsid="00148952" style:font-weight-asian="bold" style:font-weight-complex="bold"/>
    </style:style>
    <style:style style:name="T6" style:family="text">
      <style:text-properties fo:color="#2a6099" style:text-underline-style="solid" style:text-underline-width="auto" style:text-underline-color="font-color" fo:font-weight="bold" officeooo:rsid="0019b48c" style:font-weight-asian="bold" style:font-weight-complex="bold"/>
    </style:style>
    <style:style style:name="T7" style:family="text">
      <style:text-properties officeooo:rsid="00193710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3710"/>
    </style:style>
    <style:style style:name="T10" style:family="text">
      <style:text-properties officeooo:rsid="00196962"/>
    </style:style>
    <style:style style:name="T11" style:family="text">
      <style:text-properties officeooo:rsid="0019b48c"/>
    </style:style>
    <style:style style:name="T12" style:family="text">
      <style:text-properties officeooo:rsid="0014c53c"/>
    </style:style>
    <style:style style:name="T13" style:family="text">
      <style:text-properties officeooo:rsid="001ac9ed"/>
    </style:style>
    <style:style style:name="T14" style:family="text">
      <style:text-properties officeooo:rsid="001b411c"/>
    </style:style>
    <style:style style:name="T15" style:family="text">
      <style:text-properties officeooo:rsid="001cc7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re Foire Aux Questions</text:p>
      <text:p text:style-name="P3"/>
      <text:p text:style-name="P4">Que dois-je faire pour essayer votre programme ?</text:p>
      <text:p text:style-name="P4"/>
      <text:p text:style-name="P9">Il vous suffit de nous contacter <text:span text:style-name="T7">par mail ou par téléphone,</text:span> de nous demander d’essayer notre programme et de préciser la formule souhaitée ainsi que le nombres de « paniers » que vous désirez.</text:p>
      <text:p text:style-name="P9"/>
      <text:p text:style-name="P4">Je souhaite adhérer au programme, que dois-je faire ?</text:p>
      <text:p text:style-name="P9"/>
      <text:p text:style-name="P15">Lors de notre première livraison nous allons vous remettre une fiche d’adhésion ainsi que les CGV, il vous suffira de nous remettre la fiche d’adhésion lors de la deuxième semaine.</text:p>
      <text:p text:style-name="P2"/>
      <text:p text:style-name="P6">Est-ce que je dois payer la livraison ?</text:p>
      <text:p text:style-name="P2"/>
      <text:p text:style-name="P2">Non, nos services sont franco de port, <text:span text:style-name="T9">v</text:span><text:span text:style-name="T8">ous</text:span> n’avez rien à débourser.</text:p>
      <text:p text:style-name="P2"/>
      <text:p text:style-name="P6">Que contien<text:span text:style-name="T10">ne</text:span> vos paniers concrètement ?</text:p>
      <text:p text:style-name="P2"/>
      <text:p text:style-name="P2">Nos «paniers» sont constitués de 7 variétés (5 légumes, 2 fruits<text:span text:style-name="T10">) </text:span><text:span text:style-name="T2">e</text:span>t sont différents chaque semaines !</text:p>
      <text:p text:style-name="P19">La réalisation de nos «paniers» se fait en fonction du ramassage de nos producteurs, nous ne pouvons décider à l’avance de ce qu’il y aura dedans.</text:p>
      <text:p text:style-name="P10"/>
      <text:p text:style-name="P1"><text:span text:style-name="T6">Comment fonctionne votre système d’adhésion</text:span><text:span text:style-name="T4"> ?</text:span></text:p>
      <text:p text:style-name="P10"/>
      <text:p text:style-name="P20">Notre adhésion est annuelle, en adhérant à nos services, vous obtenez une réduction de 2€ par «paniers» commandés et donc au final, une réduction de 96€ sur l’année pour chaque « paniers ».</text:p>
      <text:p text:style-name="P20">Cependant si vous avez l’adhésion en court de route vous serez amené à rembourser cette réduction.</text:p>
      <text:p text:style-name="P20"/>
      <text:p text:style-name="P1"><text:span text:style-name="T4">Je souhaite </text:span><text:span text:style-name="T5">suspendre temporairement le temps</text:span><text:span text:style-name="T4"> des vacances / congés mon abonnement comment faire ?</text:span></text:p>
      <text:p text:style-name="P10"/>
      <text:p text:style-name="P1"><text:span text:style-name="T2">Vous prenez contacte avec notre réceptionniste, nous enregistrons votre période d’absence ensemble, </text:span><text:span text:style-name="T3">durant cette dite période nous ne livrons pas vos paniers et vous n’aurez donc pas besoin de payer.</text:span></text:p>
      <text:p text:style-name="P11"/>
      <text:p text:style-name="P8">Puis-je obtenir les certificats de conformité découlant de l’agriculture biologique ?</text:p>
      <text:p text:style-name="P11"/>
      <text:p text:style-name="P17"><text:span text:style-name="T11">Vous pouvez les obtenir sur nos sites partenaires tel que Mediterrabio.fr</text:span></text:p>
      <text:p text:style-name="P11"/>
      <text:p text:style-name="P8">Puis-je prendre que des produits annexes ?</text:p>
      <text:p text:style-name="P12"/>
      <text:p text:style-name="P12">Oui c’est possible, prévenez-nous la vieille de notre commande <text:span text:style-name="T11">afin que nous l’ajoutons à votre profil.</text:span></text:p>
      <text:p text:style-name="P7"/>
      <text:p text:style-name="P7">Quelles sont les différentes façons de payer mon panier ?</text:p>
      <text:p text:style-name="P12"/>
      <text:p text:style-name="P18"><text:span text:style-name="T12">Vous pouvez nous payer par C</text:span><text:span text:style-name="T11">hèque</text:span><text:span text:style-name="T12"> ou en </text:span><text:span text:style-name="T11">Espèce</text:span><text:span text:style-name="T12"> lors de la livraison, ou par </text:span><text:span text:style-name="T13">virement, pour se faire il vous suffira de nous contacter afin que l’on vous transmette un RIB.</text:span></text:p>
      <text:p text:style-name="P5"/>
      <text:p text:style-name="P7">J’ai souscris un abonnement pour 1 paniers mais cette fois-ci je voudrai en commander plusieurs, est-ce possible ?</text:p>
      <text:p text:style-name="P12"><text:soft-page-break/></text:p>
      <text:p text:style-name="P12">Oui, il vous suffit de nous contacter la vieille de notre passation de commande, cependant ce surplus ne sera pas soumis à réduction, vous devrez donc les payer au prix de base <text:span text:style-name="T14">SAUF si vous souhaitez passer à plusieurs paniers de façon régulière.</text:span></text:p>
      <text:p text:style-name="P12"/>
      <text:p text:style-name="P7">Je ne peux pas transporteur du lourd, est-il possible de m’aider ?</text:p>
      <text:p text:style-name="P12"/>
      <text:p text:style-name="P18"><text:span text:style-name="T12">En raison de la crise sanitaire </text:span><text:span text:style-name="T15">nous ferons notre possible pour vous aider sans pour autant enfreindre la limitation de distance ainsi que les gestes barrières.</text:span></text:p>
      <text:p text:style-name="P11"/>
      <text:p text:style-name="P13">Pour toutes autres questions vous pouvez nous contacter au 06 52 16 93 07 tout au long de la semaine.</text:p>
      <text:p text:style-name="P1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17:29:36.714000000</meta:creation-date>
    <dc:date>2021-05-21T22:46:11.335000000</dc:date>
    <meta:editing-duration>PT13H41M28S</meta:editing-duration>
    <meta:editing-cycles>8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26" meta:word-count="460" meta:character-count="2740" meta:non-whitespace-character-count="2306"/>
  </office:meta>
</office:document-meta>
</file>